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3c9" officeooo:paragraph-rsid="001433c9"/>
    </style:style>
    <style:style style:name="P2" style:family="paragraph" style:parent-style-name="Standard">
      <style:text-properties officeooo:rsid="00156bc1" officeooo:paragraph-rsid="00156bc1"/>
    </style:style>
    <style:style style:name="P3" style:family="paragraph" style:parent-style-name="Standard">
      <style:text-properties officeooo:rsid="0016ae6c" officeooo:paragraph-rsid="0016ae6c"/>
    </style:style>
    <style:style style:name="P4" style:family="paragraph" style:parent-style-name="Standard">
      <style:text-properties officeooo:rsid="00172553" officeooo:paragraph-rsid="00172553"/>
    </style:style>
    <style:style style:name="P5" style:family="paragraph" style:parent-style-name="Standard">
      <style:text-properties officeooo:rsid="0018dc75" officeooo:paragraph-rsid="0018dc75"/>
    </style:style>
    <style:style style:name="P6" style:family="paragraph" style:parent-style-name="Standard">
      <style:text-properties officeooo:rsid="0019b236" officeooo:paragraph-rsid="0019b236"/>
    </style:style>
    <style:style style:name="T1" style:family="text">
      <style:text-properties officeooo:rsid="00168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 OHNSTON , P., AND M OORE , R. Multiple Browser Cookie</text:p>
      <text:p text:style-name="P1">Injection Vulnerabilities. http://www.westpoint.ltd.uk/</text:p>
      <text:p text:style-name="P1">advisories/wp-04-0001.txt</text:p>
      <text:p text:style-name="P1"/>
      <text:p text:style-name="P2"><text:span text:style-name="T1">i</text:span>t is a known vulnerability that cookies can be injected</text:p>
      <text:p text:style-name="P2">by HTTP response into subsequent HTTPS request, and</text:p>
      <text:p text:style-name="P2">from one domain to another related domain. Johnston</text:p>
      <text:p text:style-name="P2">and Moore reported such problem in 2004 [19]</text:p>
      <text:p text:style-name="P2"/>
      <text:p text:style-name="P3">In 2008,</text:p>
      <text:p text:style-name="P3">Evans described an attack called cookie forcing that ex-</text:p>
      <text:p text:style-name="P3">ploits cookie integrity deficiency to overwrite cookies in</text:p>
      <text:p text:style-name="P3">HTTPS sessions [7].</text:p>
      <text:p text:style-name="P4">In 2013, GitHub migrated their do-</text:p>
      <text:p text:style-name="P4">main for hosting users’ homepages from github.com to</text:p>
      <text:p text:style-name="P4">github.io after they recognized the threat of cookie in-</text:p>
      <text:p text:style-name="P4">jection from/to a shared domain whose subdomains be-</text:p>
      <text:p text:style-name="P4">long to mutually untrusted users; they described detailed</text:p>
      <text:p text:style-name="P4">steps of several possible cookie injection exploits and re-</text:p>
      <text:p text:style-name="P4">ferred to them as cookie tossing [11]</text:p>
      <text:p text:style-name="P4"/>
      <text:p text:style-name="P5">The problem was also noted in several more formal</text:p>
      <text:p text:style-name="P5">publications. Barth et al. discussed security impli-</text:p>
      <text:p text:style-name="P5">cations of cookie overwriting on session initiation [4].</text:p>
      <text:p text:style-name="P5">They also proposed a new header Cookie-Integrity</text:p>
      <text:p text:style-name="P5">to provide additional information so that web server can</text:p>
      <text:p text:style-name="P5">distinguish between cookies set from HTTP and those</text:p>
      <text:p text:style-name="P5">set from HTTPS. Bortz et al. also reviewed the problem</text:p>
      <text:p text:style-name="P5">and proposed a new header Origin-Cookie that guaran-</text:p>
      <text:p text:style-name="P5">tees integrity by enforcing a complete 3-tuple SOP [5].</text:p>
      <text:p text:style-name="P5">Singh et al. referred the difference between the classic</text:p>
      <text:p text:style-name="P5">SOP and the cookie SOP as inconsistent principal la-</text:p>
      <text:p text:style-name="P5">beling [30].</text:p>
      <text:p text:style-name="P5"/>
      <text:p text:style-name="P6">We also learned of</text:p>
      <text:p text:style-name="P6">two technical reports, one from Black Hat EU by Lun-</text:p>
      <text:p text:style-name="P6">deen [23] and the other from Black Hat AD by Lun-</text:p>
      <text:p text:style-name="P6">deen et al. [24], that illustrated several subtle attacks ini-</text:p>
      <text:p text:style-name="P6">tiated by cookie inj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47:44.174138385</meta:creation-date>
    <dc:date>2016-09-22T15:52:49.677542397</dc:date>
    <meta:editing-duration>PT4M2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35" meta:word-count="261" meta:character-count="1655" meta:non-whitespace-character-count="1400"/>
  </office:meta>
</office:document-meta>
</file>